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Pictures/100002010000027B0000002613E1F1B5A5F49206.png" manifest:media-type="image/png"/>
  <manifest:file-entry manifest:full-path="Pictures/100002010000020A00000015B65B24C632B59BDE.png" manifest:media-type="image/png"/>
  <manifest:file-entry manifest:full-path="Pictures/100002010000039A00000011D5763B5EA892A224.png" manifest:media-type="image/png"/>
  <manifest:file-entry manifest:full-path="Pictures/100002010000042C00000023F73EC2CC35BFAF5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ggetto_20_senza_20_riempimento_20_e_20_linee">
      <style:graphic-properties draw:textarea-horizontal-align="center" draw:textarea-vertical-align="middle" draw:ole-draw-aspect="1"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56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3.93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7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9.8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3.142cm"/>
    </style:style>
    <style:style style:name="gr8" style:family="graphic" style:parent-style-name="objectwithoutfill">
      <style:graphic-properties draw:fill="none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713cm" fo:min-width="0cm"/>
    </style:style>
    <style:style style:name="gr10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4.27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0.68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5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Equazione di quantizzazione</text:p>
          </draw:text-box>
        </draw:frame>
        <draw:frame draw:style-name="gr1" draw:text-style-name="P1" draw:layer="layout" svg:width="0.2cm" svg:height="0.47cm" svg:x="13.004cm" svg:y="9.976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text-style-name="P1" draw:layer="layout" svg:width="8.214cm" svg:height="0.6cm" svg:x="8.5cm" svg:y="5.47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text-style-name="P1" draw:layer="layout" svg:width="3.659cm" svg:height="1.003cm" svg:x="6.841cm" svg:y="7.997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24cm" svg:height="3.811cm" svg:x="2cm" svg:y="11cm">
          <draw:text-box>
            <text:p>Dove max e min sono il massimo e minimo rappresentabili con il numero di bit scelto (nel nostro caso 0 e 255) e qmax e qmin sono il massimo e il minimo dell'insieme su cui si sta effettuando la quantizzazione.</text:p>
            <text:p>N.B. mentre per input e pesi esistono valori precisi di qmax e qmin, per l'output vanno trovati valori indicativi durante il training. </text:p>
          </draw:text-box>
        </draw:frame>
        <draw:frame draw:style-name="gr1" draw:text-style-name="P1" draw:layer="layout" svg:width="3.802cm" svg:height="1.003cm" svg:x="14.698cm" svg:y="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voluzione su valori quantizzati</text:p>
          </draw:text-box>
        </draw:frame>
        <draw:frame draw:style-name="gr1" draw:text-style-name="P1" draw:layer="layout" svg:width="8.869cm" svg:height="0.53cm" svg:x="2.5cm" svg:y="6.4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1" draw:layer="layout" svg:width="9.957cm" svg:height="0.53cm" svg:x="13cm" svg:y="6.47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text-style-name="P1" draw:layer="layout" svg:width="1.999cm" svg:height="0.999cm" svg:x="7.55cm" svg:y="16.45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text-style-name="P1" draw:layer="layout" svg:width="7.108cm" svg:height="0.53cm" svg:x="2.626cm" svg:y="8.9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text-style-name="P1" draw:layer="layout" svg:width="18.374cm" svg:height="0.53cm" svg:x="2.626cm" svg:y="9.4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1" draw:layer="layout" svg:width="18.374cm" svg:height="0.53cm" svg:x="2.626cm" svg:y="9.97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text-style-name="P1" draw:layer="layout" svg:width="1.999cm" svg:height="0.999cm" svg:x="4.823cm" svg:y="8.814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text-style-name="P1" draw:layer="layout" svg:width="9.257cm" svg:height="0.53cm" svg:x="3cm" svg:y="12.47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text-style-name="P1" draw:layer="layout" svg:width="7.104cm" svg:height="1.123cm" svg:x="2.896cm" svg:y="13.377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text-style-name="P1" draw:layer="layout" svg:width="22.081cm" svg:height="1.123cm" svg:x="2.919cm" svg:y="16.5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4" draw:text-style-name="P2" draw:layer="layout" svg:width="24.437cm" svg:height="0.963cm" svg:x="2.118cm" svg:y="5cm">
          <draw:text-box>
            <text:p>1. Applicando la definizione della pagina precedente ai valori di input e pesi si ottiene:</text:p>
          </draw:text-box>
        </draw:frame>
        <draw:frame draw:style-name="gr5" draw:text-style-name="P2" draw:layer="layout" svg:width="18.299cm" svg:height="0.963cm" svg:x="2.086cm" svg:y="7.5cm">
          <draw:text-box>
            <text:p>2. L'operazione di convoluzione può essere quindi scritta come:</text:p>
          </draw:text-box>
        </draw:frame>
        <draw:frame draw:style-name="gr6" draw:text-style-name="P2" draw:layer="layout" svg:width="20.301cm" svg:height="0.963cm" svg:x="2cm" svg:y="11cm">
          <draw:text-box>
            <text:p>3. A sua volta il risultato della quantizzazione può essere riscritto come</text:p>
          </draw:text-box>
        </draw:frame>
        <draw:frame draw:style-name="gr7" draw:text-style-name="P2" draw:layer="layout" svg:width="13.642cm" svg:height="0.963cm" svg:x="2.011cm" svg:y="15.037cm">
          <draw:text-box>
            <text:p>4. Unendo i risultati dei punti (2) e (3) si ottiene</text:p>
          </draw:text-box>
        </draw:frame>
        <draw:line draw:style-name="gr8" draw:text-style-name="P4" draw:layer="layout" svg:x1="2cm" svg:y1="4cm" svg:x2="2cm" svg:y2="19.5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Il problema della scala</text:p>
          </draw:text-box>
        </draw:frame>
        <draw:frame draw:style-name="gr9" draw:text-style-name="P2" draw:layer="layout" svg:width="26.952cm" svg:height="8.963cm" svg:x="0.5cm" svg:y="7.037cm">
          <draw:text-box>
            <text:p>Partendo dal punto 4 della slide precedente si può notare che l'operazione di convoluzione non avviene ancora strettamente fra interi: il rapporto tra i fattori di scala è infatti un numero positivo reale, e si può assumere che il suo valore sia più piccolo di uno; si sta cercando infatti di mappare nell'intervallo [0...255] un range di valori molto più ampio.</text:p>
            <text:p>Per trasformare tale numero in un intero che possa venire utilizzato nella convoluzione prima lo si normalizza nell'intervallo [½,1), poi lo si moltiplica per una costante molto grande (nel nostro caso 2^15) in modo da salvare il maggior numero di informazione possibile.</text:p>
            <text:p>Ovviamente va tenuto conto di ciò nel calcolo del risultato finale.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zione</text:p>
          </draw:text-box>
        </draw:frame>
        <draw:frame draw:style-name="gr2" draw:text-style-name="P2" draw:layer="layout" svg:width="27cm" svg:height="3.811cm" svg:x="0.5cm" svg:y="4.5cm">
          <draw:text-box>
            <text:p>Buona parte delle funzioni necessarie ad implementare la quantizzazione definita precedentemente può essere fatta offline e al momento viene svolta su arm.</text:p>
            <text:p>Tali funzioni sono:</text:p>
            <text:p/>
            <text:p>-quantizzazione e dequantizzazione</text:p>
          </draw:text-box>
        </draw:frame>
        <draw:frame draw:style-name="gr10" draw:text-style-name="P4" draw:layer="layout" svg:width="26.5cm" svg:height="0.866cm" svg:x="0.5cm" svg:y="8.634cm">
          <draw:image xlink:href="Pictures/100002010000042C00000023F73EC2CC35BFAF54.png" xlink:type="simple" xlink:show="embed" xlink:actuate="onLoad">
            <text:p/>
          </draw:image>
        </draw:frame>
        <draw:frame draw:style-name="gr11" draw:text-style-name="P2" draw:layer="layout" svg:width="25.5cm" svg:height="0.963cm" svg:x="0.5cm" svg:y="10cm">
          <draw:text-box>
            <text:p>-calcolo dei parametri per la quantizzazione</text:p>
          </draw:text-box>
        </draw:frame>
        <draw:frame draw:style-name="gr11" draw:text-style-name="P2" draw:layer="layout" svg:width="22.5cm" svg:height="0.963cm" svg:x="0.5cm" svg:y="12.5cm">
          <draw:text-box>
            <text:p>-trasformazione di scale in un valore intero</text:p>
          </draw:text-box>
        </draw:frame>
        <draw:frame draw:style-name="gr10" draw:text-style-name="P4" draw:layer="layout" svg:width="13.812cm" svg:height="0.554cm" svg:x="0.688cm" svg:y="11.446cm">
          <draw:image xlink:href="Pictures/100002010000020A00000015B65B24C632B59BDE.png" xlink:type="simple" xlink:show="embed" xlink:actuate="onLoad">
            <text:p/>
          </draw:image>
        </draw:frame>
        <draw:frame draw:style-name="gr10" draw:text-style-name="P4" draw:layer="layout" svg:width="24.396cm" svg:height="0.448cm" svg:x="0.604cm" svg:y="14cm">
          <draw:image xlink:href="Pictures/100002010000039A00000011D5763B5EA892A224.png" xlink:type="simple" xlink:show="embed" xlink:actuate="onLoad">
            <text:p/>
          </draw:image>
        </draw:frame>
        <draw:frame draw:style-name="gr12" draw:text-style-name="P2" draw:layer="layout" svg:width="26.5cm" svg:height="4.523cm" svg:x="0.5cm" svg:y="15.613cm">
          <draw:text-box>
            <text:p>N.B. al momento viene eseguita una quantizzazione (per input e pesi) ed una dequantizzazione (per l'output) in ogni singolo layer di convoluzione, per mostrare i risultati parziali della rete. Poiché l'output di un layer è uguale all'input del layer successivo sarebbe possibile effettuare una quantizzazione antecedente del solo input iniziale e dei pesi di ogni layer, ed una singola dequantizzazione alla fine della rete. In questo caso vanno però gestiti i layer di attivazione.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mplementazione</text:p>
          </draw:text-box>
        </draw:frame>
        <draw:frame draw:style-name="gr13" draw:text-style-name="P2" draw:layer="layout" svg:width="26.019cm" svg:height="10.931cm" svg:x="0.981cm" svg:y="5.462cm">
          <draw:text-box>
            <text:p>L'implementazione della convoluzione su hardware richiede modifiche blande al codice già implementato: è infatti necessario aggiungere solamente la sottrazione degli zeri ai valori degli input e dei pesi e la moltiplicazione per il fattore di scala trasformato.</text:p>
            <text:p/>
            <text:p/>
            <text:p>Per evitare di andare ad aggiungere due sottrazioni all'interno della convoluzione tali operazioni vengono effettuate direttamente durante la lettura di input e pesi. Tale posizionamento non rallenta minimamente la rete poiché, con l'introduzione di dataflow, la lettura viene comunque effettuata in parallelo alla convoluzione stessa, che risulta essere più lenta.</text:p>
            <text:p/>
            <text:p/>
            <text:p>La moltiplicazione per il fattore di scala trasformato viene effettuata poco prima della scrittura dell'output. Sono state inoltre introdotte due funzioni per andare a compensare le operazioni effettuate precedentemente durante la conversione del fattore di scala.</text:p>
          </draw:text-box>
        </draw:frame>
        <draw:frame draw:style-name="gr10" draw:text-style-name="P4" draw:layer="layout" svg:width="16.802cm" svg:height="1.004cm" svg:x="4.5cm" svg:y="17.496cm">
          <draw:image xlink:href="Pictures/100002010000027B0000002613E1F1B5A5F4920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iferimenti</text:p>
          </draw:text-box>
        </draw:frame>
        <draw:frame draw:style-name="gr1" draw:text-style-name="P1" draw:layer="layout" svg:width="0.2cm" svg:height="0.47cm" svg:x="13.004cm" svg:y="11.55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4" draw:text-style-name="P2" draw:layer="layout" svg:width="26.5cm" svg:height="7cm" svg:x="0.5cm" svg:y="7cm">
          <draw:text-box>
            <text:p>La quantizzazione è stata implementata a partire da gemmlowp, una libreria di proprietà di Google che permette di effettuare moltiplicazioni tra matrici di 8 bit che però approssimano valori reali. L'intero repository della libreria è disponibile su github all'indirizzo:</text:p>
            <text:p/>
            <text:p><text:s/>https://github.com/google/gemmlowp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1H37M16S</meta:editing-duration>
    <meta:editing-cycles>11</meta:editing-cycles>
    <meta:generator>LibreOffice/5.1.6.2$Linux_X86_64 LibreOffice_project/10m0$Build-2</meta:generator>
    <dc:date>2017-11-29T19:48:06.446799763</dc:date>
    <meta:document-statistic meta:object-count="71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>
  <semantics>
    <mrow>
      <mrow>
        <msub>
          <mi mathvariant="italic">result</mi>
          <mi mathvariant="italic">value</mi>
        </msub>
        <mo stretchy="false">=</mo>
        <mrow>
          <msub>
            <mi mathvariant="italic">input</mi>
            <mi mathvariant="italic">scale</mi>
          </msub>
          <mo stretchy="false">×</mo>
          <msub>
            <mi mathvariant="italic">weight</mi>
            <mi mathvariant="italic">scale</mi>
          </msub>
          <mo stretchy="false">×</mo>
          <mi mathvariant="italic">kernel</mi>
        </mrow>
      </mrow>
      <mrow>
        <mo fence="true" stretchy="false">(</mo>
        <mrow>
          <mrow>
            <mrow>
              <mo fence="true" stretchy="false">(</mo>
              <mrow>
                <mrow>
                  <msub>
                    <mi mathvariant="italic">input</mi>
                    <mi mathvariant="italic">quantizedValue</mi>
                  </msub>
                  <mo stretchy="false">−</mo>
                  <msub>
                    <mi mathvariant="italic">input</mi>
                    <mi mathvariant="italic">zeroPoint</mi>
                  </msub>
                </mrow>
              </mrow>
              <mo fence="true" stretchy="false">)</mo>
            </mrow>
            <mo stretchy="false">×</mo>
            <mrow>
              <mo fence="true" stretchy="false">(</mo>
              <mrow>
                <mrow>
                  <msub>
                    <mi mathvariant="italic">weight</mi>
                    <mi mathvariant="italic">quantizedValue</mi>
                  </msub>
                  <mo stretchy="false">−</mo>
                  <msub>
                    <mi mathvariant="italic">weight</mi>
                    <mi mathvariant="italic">zeroPoint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result_value  = input_scale times weight_scale times kernel((input_quantizedValue - input_zeroPoint) times (weight_quantizedValue - weight_zeroPoint))   </annotation>
  </semantics>
</math>
</file>

<file path=Object 11/content.xml><?xml version="1.0" encoding="utf-8"?>
<math xmlns="http://www.w3.org/1998/Math/MathML" display="block"/>
</file>

<file path=Object 12/content.xml><?xml version="1.0" encoding="utf-8"?>
<math xmlns="http://www.w3.org/1998/Math/MathML" display="block">
  <semantics>
    <mrow>
      <msub>
        <mi mathvariant="italic">result</mi>
        <mi mathvariant="italic">value</mi>
      </msub>
      <mo stretchy="false">=</mo>
      <mrow>
        <msub>
          <mi mathvariant="italic">result</mi>
          <mi mathvariant="italic">scale</mi>
        </msub>
        <mo stretchy="false">×</mo>
        <mrow>
          <mo fence="true" stretchy="false">(</mo>
          <mrow>
            <mrow>
              <msub>
                <mi mathvariant="italic">result</mi>
                <mi mathvariant="italic">quantizedValue</mi>
              </msub>
              <mo stretchy="false">−</mo>
              <msub>
                <mi mathvariant="italic">result</mi>
                <mi mathvariant="italic">zeroPoint</mi>
              </msub>
            </mrow>
          </mrow>
          <mo fence="true" stretchy="false">)</mo>
        </mrow>
      </mrow>
    </mrow>
    <annotation encoding="StarMath 5.0">result_value = result_scale times (result_quantizedValue - result_zeroPoint)</annotation>
  </semantics>
</math>
</file>

<file path=Object 13/content.xml><?xml version="1.0" encoding="utf-8"?>
<math xmlns="http://www.w3.org/1998/Math/MathML" display="block">
  <semantics>
    <mrow>
      <msub>
        <mi mathvariant="italic">result</mi>
        <mi mathvariant="italic">quantizedValue</mi>
      </msub>
      <mo stretchy="false">=</mo>
      <mfrac>
        <mrow>
          <msub>
            <mi mathvariant="italic">result</mi>
            <mi mathvariant="italic">zeroPoint</mi>
          </msub>
          <mo stretchy="false">+</mo>
          <msub>
            <mi mathvariant="italic">result</mi>
            <mi mathvariant="italic">value</mi>
          </msub>
        </mrow>
        <msub>
          <mi mathvariant="italic">result</mi>
          <mi mathvariant="italic">scale</mi>
        </msub>
      </mfrac>
    </mrow>
    <annotation encoding="StarMath 5.0">result_quantizedValue = {result_zeroPoint + result_value} over {result_scale}</annotation>
  </semantics>
</math>
</file>

<file path=Object 14/content.xml><?xml version="1.0" encoding="utf-8"?>
<math xmlns="http://www.w3.org/1998/Math/MathML" display="block">
  <semantics>
    <mrow>
      <mrow>
        <msub>
          <mi mathvariant="italic">result</mi>
          <mi mathvariant="italic">quantizedValue</mi>
        </msub>
        <mo stretchy="false">=</mo>
        <mrow>
          <msub>
            <mi mathvariant="italic">result</mi>
            <mi mathvariant="italic">zeroPoint</mi>
          </msub>
          <mo stretchy="false">+</mo>
          <mrow>
            <mrow>
              <mo fence="true" stretchy="false">(</mo>
              <mrow>
                <mfrac>
                  <mrow>
                    <msub>
                      <mi mathvariant="italic">input</mi>
                      <mi mathvariant="italic">scale</mi>
                    </msub>
                    <mo stretchy="false">×</mo>
                    <msub>
                      <mi mathvariant="italic">weight</mi>
                      <mi mathvariant="italic">scale</mi>
                    </msub>
                  </mrow>
                  <msub>
                    <mi mathvariant="italic">result</mi>
                    <mi mathvariant="italic">scale</mi>
                  </msub>
                </mfrac>
              </mrow>
              <mo fence="true" stretchy="false">)</mo>
            </mrow>
            <mo stretchy="false">×</mo>
            <mi mathvariant="italic">kernel</mi>
          </mrow>
        </mrow>
      </mrow>
      <mrow>
        <mo fence="true" stretchy="false">(</mo>
        <mrow>
          <mrow>
            <mrow>
              <mo fence="true" stretchy="false">(</mo>
              <mrow>
                <mrow>
                  <msub>
                    <mi mathvariant="italic">input</mi>
                    <mi mathvariant="italic">quantizedValue</mi>
                  </msub>
                  <mo stretchy="false">−</mo>
                  <msub>
                    <mi mathvariant="italic">input</mi>
                    <mi mathvariant="italic">zeroPoint</mi>
                  </msub>
                </mrow>
              </mrow>
              <mo fence="true" stretchy="false">)</mo>
            </mrow>
            <mo stretchy="false">×</mo>
            <mrow>
              <mo fence="true" stretchy="false">(</mo>
              <mrow>
                <mrow>
                  <msub>
                    <mi mathvariant="italic">weight</mi>
                    <mi mathvariant="italic">quantizedValue</mi>
                  </msub>
                  <mo stretchy="false">−</mo>
                  <msub>
                    <mi mathvariant="italic">weight</mi>
                    <mi mathvariant="italic">zeroPoint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result_quantizedValue = result_zeroPoint + ({input_scale times weight_scale} over {result_scale}) times kernel((input_quantizedValue - input_zeroPoint) times (weight_quantizedValue - weight_zeroPoint))</annotation>
  </semantics>
</math>
</file>

<file path=Object 15/content.xml><?xml version="1.0" encoding="utf-8"?>
<math xmlns="http://www.w3.org/1998/Math/MathML" display="block">
  <semantics>
    <annotation encoding="StarMath 5.0">

</annotation>
  </semantics>
</math>
</file>

<file path=Object 2/content.xml><?xml version="1.0" encoding="utf-8"?>
<math xmlns="http://www.w3.org/1998/Math/MathML" display="block">
  <semantics>
    <mrow>
      <msub>
        <mi mathvariant="italic">real</mi>
        <mi mathvariant="italic">value</mi>
      </msub>
      <mo stretchy="false">=</mo>
      <mrow>
        <mi mathvariant="italic">scale</mi>
        <mo stretchy="false">×</mo>
        <mrow>
          <mo fence="true" stretchy="false">(</mo>
          <mrow>
            <mrow>
              <msub>
                <mi mathvariant="italic">quantized</mi>
                <mi mathvariant="italic">value</mi>
              </msub>
              <mo stretchy="false">−</mo>
              <msub>
                <mi mathvariant="italic">zero</mi>
                <mi mathvariant="italic">point</mi>
              </msub>
            </mrow>
          </mrow>
          <mo fence="true" stretchy="false">)</mo>
        </mrow>
      </mrow>
    </mrow>
    <annotation encoding="StarMath 5.0">real_value = scale times (quantized_value - zero_point)</annotation>
  </semantics>
</math>
</file>

<file path=Object 3/content.xml><?xml version="1.0" encoding="utf-8"?>
<math xmlns="http://www.w3.org/1998/Math/MathML" display="block">
  <semantics>
    <mrow>
      <mi mathvariant="italic">scale</mi>
      <mo stretchy="false">=</mo>
      <mfrac>
        <mrow>
          <mi mathvariant="italic">max</mi>
          <mo stretchy="false">−</mo>
          <mi mathvariant="italic">min</mi>
        </mrow>
        <mrow>
          <mi mathvariant="italic">qmax</mi>
          <mo stretchy="false">−</mo>
          <mi mathvariant="italic">qmin</mi>
        </mrow>
      </mfrac>
    </mrow>
    <annotation encoding="StarMath 5.0">scale = {max - min} over {qmax - qmin}</annotation>
  </semantics>
</math>
</file>

<file path=Object 4/content.xml><?xml version="1.0" encoding="utf-8"?>
<math xmlns="http://www.w3.org/1998/Math/MathML" display="block">
  <semantics>
    <mrow>
      <msub>
        <mi mathvariant="italic">zero</mi>
        <mi mathvariant="italic">point</mi>
      </msub>
      <mo stretchy="false">=</mo>
      <mfrac>
        <mrow>
          <mi mathvariant="italic">qmin</mi>
          <mo stretchy="false">−</mo>
          <mi mathvariant="italic">min</mi>
        </mrow>
        <mi mathvariant="italic">scale</mi>
      </mfrac>
    </mrow>
    <annotation encoding="StarMath 5.0">zero_point =  {qmin - min} over {scale}
</annotation>
  </semantics>
</math>
</file>

<file path=Object 5/content.xml><?xml version="1.0" encoding="utf-8"?>
<math xmlns="http://www.w3.org/1998/Math/MathML" display="block">
  <semantics>
    <mrow>
      <msub>
        <mi mathvariant="italic">input</mi>
        <mi mathvariant="italic">value</mi>
      </msub>
      <mo stretchy="false">=</mo>
      <mrow>
        <msub>
          <mi mathvariant="italic">input</mi>
          <mi mathvariant="italic">scale</mi>
        </msub>
        <mo stretchy="false">×</mo>
        <mrow>
          <mo fence="true" stretchy="false">(</mo>
          <mrow>
            <mrow>
              <msub>
                <mi mathvariant="italic">input</mi>
                <mi mathvariant="italic">quantizedValue</mi>
              </msub>
              <mo stretchy="false">−</mo>
              <msub>
                <mi mathvariant="italic">input</mi>
                <mi mathvariant="italic">zeroPoint</mi>
              </msub>
            </mrow>
          </mrow>
          <mo fence="true" stretchy="false">)</mo>
        </mrow>
      </mrow>
    </mrow>
    <annotation encoding="StarMath 5.0">input_value = input_scale times  (input_quantizedValue - input_zeroPoint)</annotation>
  </semantics>
</math>
</file>

<file path=Object 6/content.xml><?xml version="1.0" encoding="utf-8"?>
<math xmlns="http://www.w3.org/1998/Math/MathML" display="block">
  <semantics>
    <mrow>
      <msub>
        <mi mathvariant="italic">weight</mi>
        <mi mathvariant="italic">value</mi>
      </msub>
      <mo stretchy="false">=</mo>
      <mrow>
        <msub>
          <mi mathvariant="italic">weight</mi>
          <mi mathvariant="italic">scale</mi>
        </msub>
        <mo stretchy="false">×</mo>
        <mrow>
          <mo fence="true" stretchy="false">(</mo>
          <mrow>
            <mrow>
              <msub>
                <mi mathvariant="italic">weight</mi>
                <mi mathvariant="italic">quantizedValue</mi>
              </msub>
              <mo stretchy="false">−</mo>
              <msub>
                <mi mathvariant="italic">weight</mi>
                <mi mathvariant="italic">zeroPoint</mi>
              </msub>
            </mrow>
          </mrow>
          <mo fence="true" stretchy="false">)</mo>
        </mrow>
      </mrow>
    </mrow>
    <annotation encoding="StarMath 5.0">weight_value = weight_scale times (weight_quantizedValue - weight_zeroPoint)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row>
      <mrow>
        <msub>
          <mi mathvariant="italic">result</mi>
          <mi mathvariant="italic">value</mi>
        </msub>
        <mo stretchy="false">=</mo>
        <mi mathvariant="italic">kernel</mi>
      </mrow>
      <mrow>
        <mo fence="true" stretchy="false">(</mo>
        <mrow>
          <mrow>
            <msub>
              <mi mathvariant="italic">input</mi>
              <mi mathvariant="italic">value</mi>
            </msub>
            <mo stretchy="false">×</mo>
            <msub>
              <mi mathvariant="italic">weight</mi>
              <mi mathvariant="italic">value</mi>
            </msub>
          </mrow>
        </mrow>
        <mo fence="true" stretchy="false">)</mo>
      </mrow>
    </mrow>
    <annotation encoding="StarMath 5.0">result_value = kernel(input_value times weight_value)</annotation>
  </semantics>
</math>
</file>

<file path=Object 9/content.xml><?xml version="1.0" encoding="utf-8"?>
<math xmlns="http://www.w3.org/1998/Math/MathML" display="block">
  <semantics>
    <mrow>
      <mrow>
        <msub>
          <mi mathvariant="italic">result</mi>
          <mi mathvariant="italic">value</mi>
        </msub>
        <mo stretchy="false">=</mo>
        <mi mathvariant="italic">kernel</mi>
      </mrow>
      <mrow>
        <mo fence="true" stretchy="false">(</mo>
        <mrow>
          <mrow>
            <msub>
              <mi mathvariant="italic">input</mi>
              <mi mathvariant="italic">scale</mi>
            </msub>
            <mo stretchy="false">×</mo>
            <mrow>
              <mo fence="true" stretchy="false">(</mo>
              <mrow>
                <mrow>
                  <msub>
                    <mi mathvariant="italic">input</mi>
                    <mi mathvariant="italic">quantizedValue</mi>
                  </msub>
                  <mo stretchy="false">−</mo>
                  <msub>
                    <mi mathvariant="italic">input</mi>
                    <mi mathvariant="italic">zeroPoint</mi>
                  </msub>
                </mrow>
              </mrow>
              <mo fence="true" stretchy="false">)</mo>
            </mrow>
            <mo stretchy="false">×</mo>
            <msub>
              <mi mathvariant="italic">weight</mi>
              <mi mathvariant="italic">scale</mi>
            </msub>
            <mo stretchy="false">×</mo>
            <mrow>
              <mo fence="true" stretchy="false">(</mo>
              <mrow>
                <mrow>
                  <msub>
                    <mi mathvariant="italic">weight</mi>
                    <mi mathvariant="italic">quantizedValue</mi>
                  </msub>
                  <mo stretchy="false">−</mo>
                  <msub>
                    <mi mathvariant="italic">weight</mi>
                    <mi mathvariant="italic">zeroPoint</mi>
                  </msub>
                </mrow>
              </mrow>
              <mo fence="true" stretchy="false">)</mo>
            </mrow>
          </mrow>
        </mrow>
        <mo fence="true" stretchy="false">)</mo>
      </mrow>
    </mrow>
    <annotation encoding="StarMath 5.0">result_value = kernel( input_scale times (input_quantizedValue - input_zeroPoint) times weight_scale times (weight_quantizedValue - weight_zeroPoint))</annotation>
  </semantics>
</math>
</file>